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1aca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e16173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este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000332" calcext:value-type="float">
            <text:p>0.000332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3" office:value-type="string" calcext:value-type="string" table:number-columns-spanned="4" table:number-rows-spanned="1">
            <text:p>Tempos Médios:</text:p>
          </table:table-cell>
          <table:covered-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000502" calcext:value-type="float">
            <text:p>0.000502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4"/>
          <table:table-cell table:style-name="ce4" office:value-type="string" calcext:value-type="string">
            <text:p>T = 1</text:p>
          </table:table-cell>
          <table:table-cell table:style-name="ce4" office:value-type="string" calcext:value-type="string">
            <text:p>T = 2</text:p>
          </table:table-cell>
          <table:table-cell table:style-name="ce4" office:value-type="string" calcext:value-type="string">
            <text:p>T = 4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000596" calcext:value-type="float">
            <text:p>0.000596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4" office:value-type="string" calcext:value-type="string">
            <text:p>N = 1000</text:p>
          </table:table-cell>
          <table:table-cell table:style-name="ce7" table:formula="of:=AVERAGE([.F1:.F5])" office:value-type="float" office:value="0.0005048" calcext:value-type="float">
            <text:p>0.00050</text:p>
          </table:table-cell>
          <table:table-cell table:style-name="ce7" table:formula="of:=AVERAGE([.F11:.F15])" office:value-type="float" office:value="0.0004522" calcext:value-type="float">
            <text:p>0.00045</text:p>
          </table:table-cell>
          <table:table-cell table:style-name="ce7" table:formula="of:=AVERAGE([.F21:.F25])" office:value-type="float" office:value="0.0012264" calcext:value-type="float">
            <text:p>0.00123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000469" calcext:value-type="float">
            <text:p>0.000469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4" office:value-type="string" calcext:value-type="string">
            <text:p>N = 1000000</text:p>
          </table:table-cell>
          <table:table-cell table:style-name="ce7" table:formula="of:=AVERAGE([.F6:.F10])" office:value-type="float" office:value="0.855522" calcext:value-type="float">
            <text:p>0.85552</text:p>
          </table:table-cell>
          <table:table-cell table:style-name="ce7" table:formula="of:=AVERAGE([.F16:.F20])" office:value-type="float" office:value="0.8403794" calcext:value-type="float">
            <text:p>0.84038</text:p>
          </table:table-cell>
          <table:table-cell table:style-name="ce7" table:formula="of:=AVERAGE([.F26:.F30])" office:value-type="float" office:value="0.4546814" calcext:value-type="float">
            <text:p>0.45468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000625" calcext:value-type="float">
            <text:p>0.000625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858695" calcext:value-type="float">
            <text:p>0.858695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78498" calcext:value-type="float">
            <text:p>78498</text:p>
          </table:table-cell>
          <table:table-cell/>
          <table:table-cell table:style-name="ce5" office:value-type="string" calcext:value-type="string" table:number-columns-spanned="2" table:number-rows-spanned="1">
            <text:p>Aceleração</text:p>
          </table:table-cell>
          <table:covered-table-cell/>
          <table:table-cell table:style-name="ce1" office:value-type="string" calcext:value-type="string" table:number-columns-spanned="2" table:number-rows-spanned="1">
            <text:p>Eficiência</text:p>
          </table:table-cell>
          <table:covered-table-cell/>
          <table:table-cell table:number-columns-repeated="1011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846311" calcext:value-type="float">
            <text:p>0.846311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78498" calcext:value-type="float">
            <text:p>78498</text:p>
          </table:table-cell>
          <table:table-cell/>
          <table:table-cell table:style-name="ce6" office:value-type="string" calcext:value-type="string">
            <text:p>T = 2</text:p>
          </table:table-cell>
          <table:table-cell table:style-name="ce6" office:value-type="string" calcext:value-type="string">
            <text:p>T = 4</text:p>
          </table:table-cell>
          <table:table-cell table:style-name="ce8" office:value-type="string" calcext:value-type="string">
            <text:p>T = 2</text:p>
          </table:table-cell>
          <table:table-cell table:style-name="ce8" office:value-type="string" calcext:value-type="string">
            <text:p>T = 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865573" calcext:value-type="float">
            <text:p>0.865573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78498" calcext:value-type="float">
            <text:p>78498</text:p>
          </table:table-cell>
          <table:table-cell/>
          <table:table-cell table:style-name="ce7" table:formula="of:=[.$K3]/[.L3]" office:value-type="float" office:value="1.11632021229544" calcext:value-type="float">
            <text:p>1.11632</text:p>
          </table:table-cell>
          <table:table-cell table:style-name="ce7" table:formula="of:=[.$K3]/[.M3]" office:value-type="float" office:value="0.411611219830398" calcext:value-type="float">
            <text:p>0.41161</text:p>
          </table:table-cell>
          <table:table-cell table:style-name="ce7" table:formula="of:=[.J8]/2" office:value-type="float" office:value="0.558160106147722" calcext:value-type="float">
            <text:p>0.55816</text:p>
          </table:table-cell>
          <table:table-cell table:style-name="ce7" table:formula="of:=[.K8]/4" office:value-type="float" office:value="0.102902804957599" calcext:value-type="float">
            <text:p>0.1029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854087" calcext:value-type="float">
            <text:p>0.854087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78498" calcext:value-type="float">
            <text:p>78498</text:p>
          </table:table-cell>
          <table:table-cell/>
          <table:table-cell table:style-name="ce7" table:formula="of:=[.$K4]/[.L4]" office:value-type="float" office:value="1.0180187662858" calcext:value-type="float">
            <text:p>1.01802</text:p>
          </table:table-cell>
          <table:table-cell table:style-name="ce7" table:formula="of:=[.$K4]/[.M4]" office:value-type="float" office:value="1.88158565536219" calcext:value-type="float">
            <text:p>1.88159</text:p>
          </table:table-cell>
          <table:table-cell table:style-name="ce7" table:formula="of:=[.J9]/2" office:value-type="float" office:value="0.5090093831429" calcext:value-type="float">
            <text:p>0.50901</text:p>
          </table:table-cell>
          <table:table-cell table:style-name="ce7" table:formula="of:=[.K9]/4" office:value-type="float" office:value="0.470396413840549" calcext:value-type="float">
            <text:p>0.4704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852944" calcext:value-type="float">
            <text:p>0.852944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78498" calcext:value-type="float">
            <text:p>784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000357" calcext:value-type="float">
            <text:p>0.000357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000455" calcext:value-type="float">
            <text:p>0.000455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000507" calcext:value-type="float">
            <text:p>0.000507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000566" calcext:value-type="float">
            <text:p>0.000566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000376" calcext:value-type="float">
            <text:p>0.000376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835318" calcext:value-type="float">
            <text:p>0.835318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78498" calcext:value-type="float">
            <text:p>784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846229" calcext:value-type="float">
            <text:p>0.846229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78498" calcext:value-type="float">
            <text:p>784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830674" calcext:value-type="float">
            <text:p>0.830674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78498" calcext:value-type="float">
            <text:p>784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840232" calcext:value-type="float">
            <text:p>0.840232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78498" calcext:value-type="float">
            <text:p>784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849444" calcext:value-type="float">
            <text:p>0.849444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78498" calcext:value-type="float">
            <text:p>784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000602" calcext:value-type="float">
            <text:p>0.000602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000612" calcext:value-type="float">
            <text:p>0.000612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001271" calcext:value-type="float">
            <text:p>0.001271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003124" calcext:value-type="float">
            <text:p>0.003124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000523" calcext:value-type="float">
            <text:p>0.000523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468232" calcext:value-type="float">
            <text:p>0.468232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78498" calcext:value-type="float">
            <text:p>784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485489" calcext:value-type="float">
            <text:p>0.485489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78498" calcext:value-type="float">
            <text:p>784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424975" calcext:value-type="float">
            <text:p>0.424975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78498" calcext:value-type="float">
            <text:p>784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45977" calcext:value-type="float">
            <text:p>0.45977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78498" calcext:value-type="float">
            <text:p>784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 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string" calcext:value-type="string">
            <text:p><text:s/>Threads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TEMPO DECORRIDO </text:p>
          </table:table-cell>
          <table:table-cell office:value-type="float" office:value="0.434941" calcext:value-type="float">
            <text:p>0.434941</text:p>
          </table:table-cell>
          <table:table-cell table:style-name="ce1" office:value-type="string" calcext:value-type="string">
            <text:p><text:s/>Primos </text:p>
          </table:table-cell>
          <table:table-cell office:value-type="float" office:value="78498" calcext:value-type="float">
            <text:p>78498</text:p>
          </table:table-cell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2T23:44:13.631160623</dc:date>
    <meta:editing-duration>PT16M3S</meta:editing-duration>
    <meta:editing-cycles>3</meta:editing-cycles>
    <meta:generator>LibreOffice/7.3.7.2$Linux_X86_64 LibreOffice_project/30$Build-2</meta:generator>
    <meta:document-statistic meta:table-count="1" meta:cell-count="266" meta:object-count="0"/>
  </office:meta>
</office:document-meta>
</file>